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05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presentation:style-name="a384" draw:name="Titel 1" svg:x="1.397in" svg:y="0.20496in" svg:width="10in" svg:height="0.89616in" presentation:class="title" presentation:placeholder="false">
          <draw:text-box>
            <text:p text:style-name="a383" text:class-names="" text:cond-style-name=""><text:span text:style-name="a381" text:class-names="">Bio: Dr. Rainer Nitsche</text:span><text:span text:style-name="a382" text:class-names=""/></text:p>
          </draw:text-box>
          <svg:title/>
          <svg:desc/>
        </draw:frame>
        <draw:frame draw:id="id64" presentation:style-name="a481" draw:name="Untertitel 2" svg:x="0.47191in" svg:y="1.10112in" svg:width="11.19476in" svg:height="5.98876in" presentation:class="subtitle" presentation:placeholder="false">
          <draw:text-box>
            <text:list text:style-name="a398">
              <text:list-item>
                <text:p text:style-name="a397" text:class-names="" text:cond-style-name=""><text:span text:style-name="a385" text:class-names="">Study<text:s text:c="1"/></text:span><text:span text:style-name="a386" text:class-names="">Mechanical</text:span><text:span text:style-name="a387" text:class-names=""><text:s text:c="1"/>Engineering at<text:s text:c="1"/></text:span><text:span text:style-name="a388" text:class-names="">the</text:span><text:span text:style-name="a389" text:class-names=""><text:s text:c="1"/>University<text:s text:c="1"/></text:span><text:span text:style-name="a390" text:class-names="">of</text:span><text:span text:style-name="a391" text:class-names=""><text:s text:c="1"/>Stuttgart<text:line-break/></text:span><text:span text:style-name="a392" text:class-names="">with</text:span><text:span text:style-name="a393" text:class-names=""><text:s text:c="1"/>e</text:span><text:span text:style-name="a394" text:class-names="">mphases</text:span><text:span text:style-name="a395" text:class-names="">:<text:s text:c="1"/></text:span><text:span text:style-name="a396" text:class-names="">Technical Mechanics, Automatic Control</text:span></text:p>
              </text:list-item>
            </text:list>
            <text:list text:style-name="a406">
              <text:list-item>
                <text:p text:style-name="a405" text:class-names="" text:cond-style-name=""><text:span text:style-name="a399" text:class-names="">PhD at the University of Stuttgart: Control of flexible</text:span><text:span text:style-name="a400" text:class-names=""><text:s text:c="1"/></text:span><text:span text:style-name="a401" text:class-names="">Space</text:span><text:span text:style-name="a402" text:class-names=""><text:s text:c="1"/></text:span><text:span text:style-name="a403" text:class-names="">Structures</text:span><text:span text:style-name="a404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07" text:class-names="">11<text:s text:c="1"/></text:span><text:span text:style-name="a408" text:class-names="">years</text:span><text:span text:style-name="a409" text:class-names=""><text:s text:c="1"/>at Bosch Company in<text:s text:c="1"/></text:span><text:span text:style-name="a410" text:class-names="">the</text:span><text:span text:style-name="a411" text:class-names=""><text:s text:c="1"/>Research Department:<text:line-break/>Modelling, Control and Systems Engineering<text:s text:c="1"/></text:span><text:span text:style-name="a412" text:class-names="">of</text:span><text:span text:style-name="a413" text:class-names=""><text:s text:c="1"/></text:span><text:span text:style-name="a414" text:class-names="">M</text:span><text:span text:style-name="a415" text:class-names="">echatronic</text:span><text:span text:style-name="a416" text:class-names=""><text:s text:c="1"/></text:span><text:span text:style-name="a417" text:class-names="">S</text:span><text:span text:style-name="a418" text:class-names="">ystems</text:span></text:p>
              </text:list-item>
            </text:list>
            <text:list text:style-name="a438">
              <text:list-item>
                <text:p text:style-name="a437" text:class-names="" text:cond-style-name=""><text:span text:style-name="a421" text:class-names="">Since</text:span><text:span text:style-name="a422" text:class-names=""><text:s text:c="1"/></text:span><text:span text:style-name="a423" text:class-names="">2012</text:span><text:span text:style-name="a424" text:class-names=""><text:s text:c="1"/></text:span><text:span text:style-name="a425" text:class-names="">with</text:span><text:span text:style-name="a426" text:class-names=""><text:s text:c="1"/></text:span><text:span text:style-name="a427" text:class-names="">the</text:span><text:span text:style-name="a428" text:class-names=""><text:s text:c="1"/>Festo Company:<text:line-break/></text:span><text:span text:style-name="a429" text:class-names="">Responsible</text:span><text:span text:style-name="a430" text:class-names=""><text:s text:c="1"/></text:span><text:span text:style-name="a431" text:class-names="">for</text:span><text:span text:style-name="a432" text:class-names=""><text:s text:c="1"/>Model-</text:span><text:span text:style-name="a433" text:class-names="">based</text:span><text:span text:style-name="a434" text:class-names=""><text:s text:c="1"/>Methods<text:s text:c="1"/></text:span><text:span text:style-name="a435" text:class-names="">for</text:span><text:span text:style-name="a436" text:class-names=""><text:s text:c="1"/>Control and System Design</text:span></text:p>
              </text:list-item>
            </text:list>
            <text:list text:style-name="a449">
              <text:list-item>
                <text:p text:style-name="a448" text:class-names="" text:cond-style-name=""><text:span text:style-name="a439" text:class-names="">Lecturer</text:span><text:span text:style-name="a440" text:class-names=""><text:s text:c="1"/></text:span><text:span text:style-name="a441" text:class-names="">at</text:span><text:span text:style-name="a442" text:class-names=""><text:s text:c="1"/></text:span><text:span text:style-name="a443" text:class-names="">the</text:span><text:span text:style-name="a444" text:class-names=""><text:s text:c="1"/></text:span><text:span text:style-name="a445" text:class-names="">Karlsruhe Institute<text:s text:c="1"/></text:span><text:span text:style-name="a446" text:class-names="">of</text:span><text:span text:style-name="a447" text:class-names=""><text:s text:c="1"/>Technology (KIT)</text:span></text:p>
              </text:list-item>
            </text:list>
            <text:list text:style-name="a464">
              <text:list-item>
                <text:p text:style-name="a463" text:class-names="" text:cond-style-name=""><text:span text:style-name="a450" text:class-names="">Member</text:span><text:span text:style-name="a451" text:class-names=""><text:s text:c="1"/></text:span><text:span text:style-name="a452" text:class-names="">of</text:span><text:span text:style-name="a453" text:class-names=""><text:s text:c="1"/></text:span><text:span text:style-name="a454" text:class-names="">the</text:span><text:span text:style-name="a455" text:class-names=""><text:s text:c="1"/></text:span><text:span text:style-name="a456" text:class-names="">IFAC</text:span><text:span text:style-name="a457" text:class-names=""><text:s text:c="1"/></text:span><text:span text:style-name="a458" text:class-names="">Technical</text:span><text:span text:style-name="a459" text:class-names=""><text:s text:c="1"/></text:span><text:span text:style-name="a460" text:class-names="">Committee:<text:s text:c="1"/></text:span><text:span text:style-name="a461" text:class-names="">Mechatronic</text:span><text:span text:style-name="a462" text:class-names=""><text:s text:c="1"/>Systems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/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/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  <text:p text:style-name="a477" text:class-names="" text:cond-style-name=""><text:span text:style-name="a474" text:class-names="">29.06.202</text:span><text:span text:style-name="a475" text:class-names="">4</text:span><text:span text:style-name="a476" text:class-names=""/></text:p>
            <text:list text:style-name="a480">
              <text:list-item>
                <text:p text:style-name="a479" text:class-names="" text:cond-style-name=""><text:span text:style-name="a47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Rainer Nitsche</meta:initial-creator>
    <dc:creator>Rainer Nitsche</dc:creator>
    <meta:creation-date>2024-06-29T13:06:12Z</meta:creation-date>
    <dc:date>2024-06-29T13:12:16Z</dc:date>
    <meta:editing-cycles>1</meta:editing-cycles>
    <meta:editing-duration>PT0S</meta:editing-duration>
    <meta:document-statistic meta:paragraph-count="11" meta:word-count="93"/>
  </office:meta>
</office:document-meta>
</file>